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k length:</text:p>
          </table:table-cell>
          <table:table-cell office:value-type="float" office:value="24.8522" calcext:value-type="float">
            <text:p>24.852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 weight loa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 office:value-type="string" calcext:value-type="string">
            <text:p>Girder</text:p>
          </table:table-cell>
          <table:table-cell table:style-name="ce2" office:value-type="float" office:value="2233" calcext:value-type="float">
            <text:p>2,233.00</text:p>
          </table:table-cell>
          <table:table-cell table:style-name="ce2" table:formula="of:=[.B4]*[.$B$1]" office:value-type="float" office:value="55494.9626" calcext:value-type="float">
            <text:p>55,494.96</text:p>
          </table:table-cell>
          <table:table-cell table:style-name="ce2" table:formula="of:=[.C4]*9.81/1000" office:value-type="float" office:value="544.405583106" calcext:value-type="float">
            <text:p>544.41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table:style-name="ce2" table:formula="of:=2.8672*2500" office:value-type="float" office:value="7168" calcext:value-type="float">
            <text:p>7,168.00</text:p>
          </table:table-cell>
          <table:table-cell table:style-name="ce2" table:formula="of:=[.B5]*[.$B$1]" office:value-type="float" office:value="178140.5696" calcext:value-type="float">
            <text:p>178,140.57</text:p>
          </table:table-cell>
          <table:table-cell table:style-name="ce2" table:formula="of:=[.C5]*9.81/1000" office:value-type="float" office:value="1747.558987776" calcext:value-type="float">
            <text:p>1,747.56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3" table:formula="of:=2*[.D4]+[.D5]" office:value-type="float" office:value="2836.370153988" calcext:value-type="float">
            <text:p>2,836.3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D6]/4" office:value-type="float" office:value="709.092538497" calcext:value-type="float">
            <text:p>709.092538497</text:p>
          </table:table-cell>
          <table:table-cell table:formula="of:=2*786+2*(590+786)/2" office:value-type="float" office:value="2948" calcext:value-type="float">
            <text:p>2948</text:p>
          </table:table-cell>
        </table:table-row>
        <table:table-row table:style-name="ro1">
          <table:table-cell table:number-columns-repeated="4"/>
          <table:table-cell table:formula="of:=2*844+2*633/2" office:value-type="float" office:value="2321" calcext:value-type="float">
            <text:p>2321</text:p>
          </table:table-cell>
        </table:table-row>
      </table:table>
      <table:table table:name="DeadLoad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stance from the deck border</text:p>
          </table:table-cell>
          <table:table-cell table:formula="of:=1+0.05+0.55/2" office:value-type="float" office:value="1.325" calcext:value-type="float">
            <text:p>1.325</text:p>
          </table:table-cell>
        </table:table-row>
      </table:table>
      <table:table table:name="LiveLoa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tional lan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.54383" calcext:value-type="float">
            <text:p>1.54383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3-[.B3]" office:value-type="float" office:value="1.45617" calcext:value-type="float">
            <text:p>1.45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6:36:10.862772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2:50:54.439736387</meta:creation-date>
    <dc:date>2021-01-28T19:19:24.313125741</dc:date>
    <meta:editing-duration>PT3H38M41S</meta:editing-duration>
    <meta:editing-cycles>3</meta:editing-cycles>
    <meta:generator>LibreOffice/6.4.6.2$Linux_X86_64 LibreOffice_project/40$Build-2</meta:generator>
    <meta:document-statistic meta:table-count="3" meta:cell-count="27" meta:object-count="0"/>
  </office:meta>
</office:document-meta>
</file>